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85.89pt"/>
    </style:style>
    <style:style style:name="co5" style:family="table-column">
      <style:table-column-properties fo:break-before="auto" style:column-width="27.01pt"/>
    </style:style>
    <style:style style:name="co6" style:family="table-column">
      <style:table-column-properties fo:break-before="auto" style:column-width="20.04pt"/>
    </style:style>
    <style:style style:name="co7" style:family="table-column">
      <style:table-column-properties fo:break-before="auto" style:column-width="81.04pt"/>
    </style:style>
    <style:style style:name="co8" style:family="table-column">
      <style:table-column-properties fo:break-before="auto" style:column-width="63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" table:number-columns-repeated="18" table:default-cell-style-name="Default"/>
        <table:table-row table:style-name="ro1">
          <table:table-cell table:number-columns-repeated="30"/>
        </table:table-row>
        <table:table-row table:style-name="ro1">
          <table:table-cell table:number-columns-repeated="3"/>
          <table:table-cell office:value-type="string" calcext:value-type="string">
            <text:p>NO LOOP CLOSURE</text:p>
          </table:table-cell>
          <table:table-cell table:number-columns-repeated="5"/>
          <table:table-cell office:value-type="string" calcext:value-type="string">
            <text:p>WITH LOOP CLOSURE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covariance:</text:p>
          </table:table-cell>
          <table:table-cell table:number-columns-repeated="4"/>
          <table:table-cell office:value-type="string" calcext:value-type="string">
            <text:p>X1</text:p>
          </table:table-cell>
          <table:table-cell office:value-type="string" calcext:value-type="string">
            <text:p>covariance: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1" office:value-type="float" office:value="0.09" calcext:value-type="float">
            <text:p>9.00E-02</text:p>
          </table:table-cell>
          <table:table-cell table:style-name="ce1" office:value-type="float" office:value="2.24820162E-019" calcext:value-type="float">
            <text:p>2.25E-19</text:p>
          </table:table-cell>
          <table:table-cell table:style-name="ce1" office:value-type="float" office:value="3.58244006E-019" calcext:value-type="float">
            <text:p>3.58E-19</text:p>
          </table:table-cell>
          <table:table-cell table:number-columns-repeated="3"/>
          <table:table-cell table:style-name="ce1" office:value-type="float" office:value="0.09" calcext:value-type="float">
            <text:p>9.00E-02</text:p>
          </table:table-cell>
          <table:table-cell table:style-name="ce1" office:value-type="float" office:value="-6.04957917E-019" calcext:value-type="float">
            <text:p>-6.05E-19</text:p>
          </table:table-cell>
          <table:table-cell table:style-name="ce1" office:value-type="float" office:value="2.00009519E-017" calcext:value-type="float">
            <text:p>2.00E-17</text:p>
          </table:table-cell>
          <table:table-cell/>
          <table:table-cell table:formula="of:=[.J5]-[.D5]" office:value-type="float" office:value="0" calcext:value-type="float">
            <text:p>0</text:p>
          </table:table-cell>
          <table:table-cell table:formula="of:=[.K5]-[.E5]" office:value-type="float" office:value="-8.29778079E-019" calcext:value-type="float">
            <text:p>-8.29778079E-19</text:p>
          </table:table-cell>
          <table:table-cell table:formula="of:=[.L5]-[.F5]" office:value-type="float" office:value="1.9642707894E-017" calcext:value-type="float">
            <text:p>1.9642707894E-17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float" office:value="2.24820162E-019" calcext:value-type="float">
            <text:p>2.25E-19</text:p>
          </table:table-cell>
          <table:table-cell table:style-name="ce1" office:value-type="float" office:value="0.09" calcext:value-type="float">
            <text:p>9.00E-02</text:p>
          </table:table-cell>
          <table:table-cell table:style-name="ce1" office:value-type="float" office:value="5.75539616E-017" calcext:value-type="float">
            <text:p>5.76E-17</text:p>
          </table:table-cell>
          <table:table-cell table:number-columns-repeated="3"/>
          <table:table-cell table:style-name="ce1" office:value-type="float" office:value="-6.04957917E-019" calcext:value-type="float">
            <text:p>-6.05E-19</text:p>
          </table:table-cell>
          <table:table-cell table:style-name="ce1" office:value-type="float" office:value="0.09" calcext:value-type="float">
            <text:p>9.00E-02</text:p>
          </table:table-cell>
          <table:table-cell table:style-name="ce1" office:value-type="float" office:value="3.83693077E-017" calcext:value-type="float">
            <text:p>3.84E-17</text:p>
          </table:table-cell>
          <table:table-cell/>
          <table:table-cell table:formula="of:=[.J6]-[.D6]" office:value-type="float" office:value="-8.29778079E-019" calcext:value-type="float">
            <text:p>-8.29778079E-19</text:p>
          </table:table-cell>
          <table:table-cell table:formula="of:=[.K6]-[.E6]" office:value-type="float" office:value="0" calcext:value-type="float">
            <text:p>0</text:p>
          </table:table-cell>
          <table:table-cell table:formula="of:=[.L6]-[.F6]" office:value-type="float" office:value="-1.91846539E-017" calcext:value-type="float">
            <text:p>-1.91846539E-17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float" office:value="3.58244006E-019" calcext:value-type="float">
            <text:p>3.58E-19</text:p>
          </table:table-cell>
          <table:table-cell table:style-name="ce1" office:value-type="float" office:value="5.75539616E-017" calcext:value-type="float">
            <text:p>5.76E-17</text:p>
          </table:table-cell>
          <table:table-cell table:style-name="ce1" office:value-type="float" office:value="0.01" calcext:value-type="float">
            <text:p>1.00E-02</text:p>
          </table:table-cell>
          <table:table-cell table:number-columns-repeated="3"/>
          <table:table-cell table:style-name="ce1" office:value-type="float" office:value="2.00009519E-017" calcext:value-type="float">
            <text:p>2.00E-17</text:p>
          </table:table-cell>
          <table:table-cell table:style-name="ce1" office:value-type="float" office:value="3.83693077E-017" calcext:value-type="float">
            <text:p>3.84E-17</text:p>
          </table:table-cell>
          <table:table-cell table:style-name="ce1" office:value-type="float" office:value="0.01" calcext:value-type="float">
            <text:p>1.00E-02</text:p>
          </table:table-cell>
          <table:table-cell/>
          <table:table-cell table:formula="of:=[.J7]-[.D7]" office:value-type="float" office:value="1.9642707894E-017" calcext:value-type="float">
            <text:p>1.9642707894E-17</text:p>
          </table:table-cell>
          <table:table-cell table:formula="of:=[.K7]-[.E7]" office:value-type="float" office:value="-1.91846539E-017" calcext:value-type="float">
            <text:p>-1.91846539E-17</text:p>
          </table:table-cell>
          <table:table-cell table:formula="of:=[.L7]-[.F7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3"/>
          <table:table-cell office:value-type="string" calcext:value-type="string">
            <text:p>X2</text:p>
          </table:table-cell>
          <table:table-cell office:value-type="string" calcext:value-type="string">
            <text:p>covariance:</text:p>
          </table:table-cell>
          <table:table-cell table:number-columns-repeated="4"/>
          <table:table-cell office:value-type="string" calcext:value-type="string">
            <text:p>X2</text:p>
          </table:table-cell>
          <table:table-cell office:value-type="string" calcext:value-type="string">
            <text:p>covariance: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1" office:value-type="float" office:value="0.13" calcext:value-type="float">
            <text:p>1.30E-01</text:p>
          </table:table-cell>
          <table:table-cell table:style-name="ce1" office:value-type="float" office:value="1.50399636E-018" calcext:value-type="float">
            <text:p>1.50E-18</text:p>
          </table:table-cell>
          <table:table-cell table:style-name="ce1" office:value-type="float" office:value="9.62762633E-019" calcext:value-type="float">
            <text:p>9.63E-19</text:p>
          </table:table-cell>
          <table:table-cell table:number-columns-repeated="3"/>
          <table:table-cell table:style-name="ce1" office:value-type="float" office:value="0.13" calcext:value-type="float">
            <text:p>1.30E-01</text:p>
          </table:table-cell>
          <table:table-cell table:style-name="ce1" office:value-type="float" office:value="5.65183313E-017" calcext:value-type="float">
            <text:p>5.65E-17</text:p>
          </table:table-cell>
          <table:table-cell table:style-name="ce1" office:value-type="float" office:value="5.79747116E-017" calcext:value-type="float">
            <text:p>5.80E-17</text:p>
          </table:table-cell>
          <table:table-cell/>
          <table:table-cell table:formula="of:=[.J10]-[.D10]" office:value-type="float" office:value="0" calcext:value-type="float">
            <text:p>0</text:p>
          </table:table-cell>
          <table:table-cell table:formula="of:=[.K10]-[.E10]" office:value-type="float" office:value="5.501433494E-017" calcext:value-type="float">
            <text:p>5.501433494E-17</text:p>
          </table:table-cell>
          <table:table-cell table:formula="of:=[.L10]-[.F10]" office:value-type="float" office:value="5.7011948967E-017" calcext:value-type="float">
            <text:p>5.7011948967E-17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float" office:value="1.50399636E-018" calcext:value-type="float">
            <text:p>1.50E-18</text:p>
          </table:table-cell>
          <table:table-cell table:style-name="ce1" office:value-type="float" office:value="0.17" calcext:value-type="float">
            <text:p>1.70E-01</text:p>
          </table:table-cell>
          <table:table-cell table:style-name="ce1" office:value-type="float" office:value="0.02" calcext:value-type="float">
            <text:p>2.00E-02</text:p>
          </table:table-cell>
          <table:table-cell table:number-columns-repeated="3"/>
          <table:table-cell table:style-name="ce1" office:value-type="float" office:value="5.65183313E-017" calcext:value-type="float">
            <text:p>5.65E-17</text:p>
          </table:table-cell>
          <table:table-cell table:style-name="ce1" office:value-type="float" office:value="0.17" calcext:value-type="float">
            <text:p>1.70E-01</text:p>
          </table:table-cell>
          <table:table-cell table:style-name="ce1" office:value-type="float" office:value="0.02" calcext:value-type="float">
            <text:p>2.00E-02</text:p>
          </table:table-cell>
          <table:table-cell/>
          <table:table-cell table:formula="of:=[.J11]-[.D11]" office:value-type="float" office:value="5.501433494E-017" calcext:value-type="float">
            <text:p>5.501433494E-17</text:p>
          </table:table-cell>
          <table:table-cell table:formula="of:=[.K11]-[.E11]" office:value-type="float" office:value="0" calcext:value-type="float">
            <text:p>0</text:p>
          </table:table-cell>
          <table:table-cell table:formula="of:=[.L11]-[.F11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float" office:value="9.62762633E-019" calcext:value-type="float">
            <text:p>9.63E-19</text:p>
          </table:table-cell>
          <table:table-cell table:number-columns-repeated="2" table:style-name="ce1" office:value-type="float" office:value="0.02" calcext:value-type="float">
            <text:p>2.00E-02</text:p>
          </table:table-cell>
          <table:table-cell table:number-columns-repeated="3"/>
          <table:table-cell table:style-name="ce1" office:value-type="float" office:value="5.79747116E-017" calcext:value-type="float">
            <text:p>5.80E-17</text:p>
          </table:table-cell>
          <table:table-cell table:number-columns-repeated="2" table:style-name="ce1" office:value-type="float" office:value="0.02" calcext:value-type="float">
            <text:p>2.00E-02</text:p>
          </table:table-cell>
          <table:table-cell/>
          <table:table-cell table:formula="of:=[.J12]-[.D12]" office:value-type="float" office:value="5.7011948967E-017" calcext:value-type="float">
            <text:p>5.7011948967E-17</text:p>
          </table:table-cell>
          <table:table-cell table:formula="of:=[.K12]-[.E12]" office:value-type="float" office:value="0" calcext:value-type="float">
            <text:p>0</text:p>
          </table:table-cell>
          <table:table-cell table:formula="of:=[.L12]-[.F12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3"/>
          <table:table-cell office:value-type="string" calcext:value-type="string">
            <text:p>X3</text:p>
          </table:table-cell>
          <table:table-cell office:value-type="string" calcext:value-type="string">
            <text:p>covariance:</text:p>
          </table:table-cell>
          <table:table-cell table:number-columns-repeated="4"/>
          <table:table-cell office:value-type="string" calcext:value-type="string">
            <text:p>X3</text:p>
          </table:table-cell>
          <table:table-cell office:value-type="string" calcext:value-type="string">
            <text:p>covariance: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1" office:value-type="float" office:value="0.17" calcext:value-type="float">
            <text:p>1.70E-01</text:p>
          </table:table-cell>
          <table:table-cell table:style-name="ce1" office:value-type="float" office:value="4.67349696E-018" calcext:value-type="float">
            <text:p>4.67E-18</text:p>
          </table:table-cell>
          <table:table-cell table:style-name="ce1" office:value-type="float" office:value="1.7469425E-018" calcext:value-type="float">
            <text:p>1.75E-18</text:p>
          </table:table-cell>
          <table:table-cell table:number-columns-repeated="3"/>
          <table:table-cell table:style-name="ce1" office:value-type="float" office:value="0.163541667" calcext:value-type="float">
            <text:p>1.64E-01</text:p>
          </table:table-cell>
          <table:table-cell table:style-name="ce1" office:value-type="float" office:value="0.000208333333" calcext:value-type="float">
            <text:p>2.08E-04</text:p>
          </table:table-cell>
          <table:table-cell table:style-name="ce1" office:value-type="float" office:value="0.00125" calcext:value-type="float">
            <text:p>1.25E-03</text:p>
          </table:table-cell>
          <table:table-cell/>
          <table:table-cell table:formula="of:=[.J15]-[.D15]" office:value-type="float" office:value="-0.00645833300000001" calcext:value-type="float">
            <text:p>-0.006458333</text:p>
          </table:table-cell>
          <table:table-cell table:formula="of:=[.K15]-[.E15]" office:value-type="float" office:value="0.000208333332999995" calcext:value-type="float">
            <text:p>0.000208333333</text:p>
          </table:table-cell>
          <table:table-cell table:formula="of:=[.L15]-[.F15]" office:value-type="float" office:value="0.00125" calcext:value-type="float">
            <text:p>0.00125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float" office:value="4.67349696E-018" calcext:value-type="float">
            <text:p>4.67E-18</text:p>
          </table:table-cell>
          <table:table-cell table:style-name="ce1" office:value-type="float" office:value="0.37" calcext:value-type="float">
            <text:p>3.70E-01</text:p>
          </table:table-cell>
          <table:table-cell table:style-name="ce1" office:value-type="float" office:value="0.06" calcext:value-type="float">
            <text:p>6.00E-02</text:p>
          </table:table-cell>
          <table:table-cell table:number-columns-repeated="3"/>
          <table:table-cell table:style-name="ce1" office:value-type="float" office:value="0.000208333333" calcext:value-type="float">
            <text:p>2.08E-04</text:p>
          </table:table-cell>
          <table:table-cell table:style-name="ce1" office:value-type="float" office:value="0.363541667" calcext:value-type="float">
            <text:p>3.64E-01</text:p>
          </table:table-cell>
          <table:table-cell table:style-name="ce1" office:value-type="float" office:value="0.06125" calcext:value-type="float">
            <text:p>6.13E-02</text:p>
          </table:table-cell>
          <table:table-cell/>
          <table:table-cell table:formula="of:=[.J16]-[.D16]" office:value-type="float" office:value="0.000208333332999995" calcext:value-type="float">
            <text:p>0.000208333333</text:p>
          </table:table-cell>
          <table:table-cell table:formula="of:=[.K16]-[.E16]" office:value-type="float" office:value="-0.00645833300000004" calcext:value-type="float">
            <text:p>-0.006458333</text:p>
          </table:table-cell>
          <table:table-cell table:formula="of:=[.L16]-[.F16]" office:value-type="float" office:value="0.00125" calcext:value-type="float">
            <text:p>0.00125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float" office:value="1.7469425E-018" calcext:value-type="float">
            <text:p>1.75E-18</text:p>
          </table:table-cell>
          <table:table-cell table:style-name="ce1" office:value-type="float" office:value="0.06" calcext:value-type="float">
            <text:p>6.00E-02</text:p>
          </table:table-cell>
          <table:table-cell table:style-name="ce1" office:value-type="float" office:value="0.03" calcext:value-type="float">
            <text:p>3.00E-02</text:p>
          </table:table-cell>
          <table:table-cell table:number-columns-repeated="3"/>
          <table:table-cell table:style-name="ce1" office:value-type="float" office:value="0.00125" calcext:value-type="float">
            <text:p>1.25E-03</text:p>
          </table:table-cell>
          <table:table-cell table:style-name="ce1" office:value-type="float" office:value="0.06125" calcext:value-type="float">
            <text:p>6.13E-02</text:p>
          </table:table-cell>
          <table:table-cell table:style-name="ce1" office:value-type="float" office:value="0.0275" calcext:value-type="float">
            <text:p>2.75E-02</text:p>
          </table:table-cell>
          <table:table-cell/>
          <table:table-cell table:formula="of:=[.J17]-[.D17]" office:value-type="float" office:value="0.00125" calcext:value-type="float">
            <text:p>0.00125</text:p>
          </table:table-cell>
          <table:table-cell table:formula="of:=[.K17]-[.E17]" office:value-type="float" office:value="0.00125" calcext:value-type="float">
            <text:p>0.00125</text:p>
          </table:table-cell>
          <table:table-cell table:formula="of:=[.L17]-[.F17]" office:value-type="float" office:value="-0.0025" calcext:value-type="float">
            <text:p>-0.0025</text:p>
          </table:table-cell>
          <table:table-cell table:number-columns-repeated="14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3"/>
          <table:table-cell office:value-type="string" calcext:value-type="string">
            <text:p>X4</text:p>
          </table:table-cell>
          <table:table-cell office:value-type="string" calcext:value-type="string">
            <text:p>covariance:</text:p>
          </table:table-cell>
          <table:table-cell table:number-columns-repeated="4"/>
          <table:table-cell office:value-type="string" calcext:value-type="string">
            <text:p>X4</text:p>
          </table:table-cell>
          <table:table-cell office:value-type="string" calcext:value-type="string">
            <text:p>covariance: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1" office:value-type="float" office:value="0.41" calcext:value-type="float">
            <text:p>4.10E-01</text:p>
          </table:table-cell>
          <table:table-cell table:style-name="ce1" office:value-type="float" office:value="6.24017785E-018" calcext:value-type="float">
            <text:p>6.24E-18</text:p>
          </table:table-cell>
          <table:table-cell table:style-name="ce1" office:value-type="float" office:value="0.06" calcext:value-type="float">
            <text:p>6.00E-02</text:p>
          </table:table-cell>
          <table:table-cell table:number-columns-repeated="3"/>
          <table:table-cell office:value-type="float" office:value="0.38416667" calcext:value-type="float">
            <text:p>0.38416667</text:p>
          </table:table-cell>
          <table:table-cell office:value-type="float" office:value="-0.00083333" calcext:value-type="float">
            <text:p>-0.00083333</text:p>
          </table:table-cell>
          <table:table-cell office:value-type="float" office:value="0.065" calcext:value-type="float">
            <text:p>0.065</text:p>
          </table:table-cell>
          <table:table-cell/>
          <table:table-cell table:formula="of:=[.J20]-[.D20]" office:value-type="float" office:value="-0.02583333" calcext:value-type="float">
            <text:p>-0.02583333</text:p>
          </table:table-cell>
          <table:table-cell table:formula="of:=[.K20]-[.E20]" office:value-type="float" office:value="-0.000833330000000006" calcext:value-type="float">
            <text:p>-0.00083333</text:p>
          </table:table-cell>
          <table:table-cell table:formula="of:=[.L20]-[.F20]" office:value-type="float" office:value="0.005" calcext:value-type="float">
            <text:p>0.005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float" office:value="6.24017785E-018" calcext:value-type="float">
            <text:p>6.24E-18</text:p>
          </table:table-cell>
          <table:table-cell table:style-name="ce1" office:value-type="float" office:value="0.21" calcext:value-type="float">
            <text:p>2.10E-01</text:p>
          </table:table-cell>
          <table:table-cell table:style-name="ce1" office:value-type="float" office:value="9.13196759E-019" calcext:value-type="float">
            <text:p>9.13E-19</text:p>
          </table:table-cell>
          <table:table-cell table:number-columns-repeated="3"/>
          <table:table-cell office:value-type="float" office:value="-0.00083333" calcext:value-type="float">
            <text:p>-0.00083333</text:p>
          </table:table-cell>
          <table:table-cell office:value-type="float" office:value="0.18416667" calcext:value-type="float">
            <text:p>0.18416667</text:p>
          </table:table-cell>
          <table:table-cell office:value-type="float" office:value="-0.005" calcext:value-type="float">
            <text:p>-0.005</text:p>
          </table:table-cell>
          <table:table-cell/>
          <table:table-cell table:formula="of:=[.J21]-[.D21]" office:value-type="float" office:value="-0.000833330000000006" calcext:value-type="float">
            <text:p>-0.00083333</text:p>
          </table:table-cell>
          <table:table-cell table:formula="of:=[.K21]-[.E21]" office:value-type="float" office:value="-0.02583333" calcext:value-type="float">
            <text:p>-0.02583333</text:p>
          </table:table-cell>
          <table:table-cell table:formula="of:=[.L21]-[.F21]" office:value-type="float" office:value="-0.005" calcext:value-type="float">
            <text:p>-0.005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float" office:value="0.06" calcext:value-type="float">
            <text:p>6.00E-02</text:p>
          </table:table-cell>
          <table:table-cell table:style-name="ce1" office:value-type="float" office:value="9.13196759E-019" calcext:value-type="float">
            <text:p>9.13E-19</text:p>
          </table:table-cell>
          <table:table-cell table:style-name="ce1" office:value-type="float" office:value="0.04" calcext:value-type="float">
            <text:p>4.00E-02</text:p>
          </table:table-cell>
          <table:table-cell table:number-columns-repeated="3"/>
          <table:table-cell office:value-type="float" office:value="0.065" calcext:value-type="float">
            <text:p>0.065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J22]-[.D22]" office:value-type="float" office:value="0.005" calcext:value-type="float">
            <text:p>0.005</text:p>
          </table:table-cell>
          <table:table-cell table:formula="of:=[.K22]-[.E22]" office:value-type="float" office:value="-0.005" calcext:value-type="float">
            <text:p>-0.005</text:p>
          </table:table-cell>
          <table:table-cell table:formula="of:=[.L22]-[.F22]" office:value-type="float" office:value="-0.01" calcext:value-type="float">
            <text:p>-0.01</text:p>
          </table:table-cell>
          <table:table-cell table:number-columns-repeated="7"/>
          <table:table-cell office:value-type="float" office:value="0.03" calcext:value-type="float">
            <text:p>0.03</text:p>
          </table:table-cell>
          <table:table-cell table:number-columns-repeated="5"/>
          <table:table-cell office:value-type="string" calcext:value-type="string">
            <text:p>]]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3"/>
          <table:table-cell office:value-type="string" calcext:value-type="string">
            <text:p>X5</text:p>
          </table:table-cell>
          <table:table-cell office:value-type="string" calcext:value-type="string">
            <text:p>covariance:</text:p>
          </table:table-cell>
          <table:table-cell table:number-columns-repeated="4"/>
          <table:table-cell office:value-type="string" calcext:value-type="string">
            <text:p>X5</text:p>
          </table:table-cell>
          <table:table-cell office:value-type="string" calcext:value-type="string">
            <text:p>covariance: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0.41" calcext:value-type="float">
            <text:p>0.41</text:p>
          </table:table-cell>
          <table:table-cell office:value-type="float" office:value="-0.12" calcext:value-type="float">
            <text:p>-0.12</text:p>
          </table:table-cell>
          <table:table-cell office:value-type="float" office:value="0.08" calcext:value-type="float">
            <text:p>0.08</text:p>
          </table:table-cell>
          <table:table-cell table:number-columns-repeated="3"/>
          <table:table-cell office:value-type="float" office:value="0.281875" calcext:value-type="float">
            <text:p>0.281875</text:p>
          </table:table-cell>
          <table:table-cell office:value-type="float" office:value="-0.133125" calcext:value-type="float">
            <text:p>-0.133125</text:p>
          </table:table-cell>
          <table:table-cell office:value-type="float" office:value="0.0509375" calcext:value-type="float">
            <text:p>0.0509375</text:p>
          </table:table-cell>
          <table:table-cell/>
          <table:table-cell table:formula="of:=[.J25]-[.D25]" office:value-type="float" office:value="-0.128125" calcext:value-type="float">
            <text:p>-0.128125</text:p>
          </table:table-cell>
          <table:table-cell table:formula="of:=[.K25]-[.E25]" office:value-type="float" office:value="-0.013125" calcext:value-type="float">
            <text:p>-0.013125</text:p>
          </table:table-cell>
          <table:table-cell table:formula="of:=[.L25]-[.F25]" office:value-type="float" office:value="-0.0290625" calcext:value-type="float">
            <text:p>-0.029062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-0.12" calcext:value-type="float">
            <text:p>-0.12</text:p>
          </table:table-cell>
          <table:table-cell office:value-type="float" office:value="0.45" calcext:value-type="float">
            <text:p>0.45</text:p>
          </table:table-cell>
          <table:table-cell office:value-type="float" office:value="-0.06" calcext:value-type="float">
            <text:p>-0.06</text:p>
          </table:table-cell>
          <table:table-cell table:number-columns-repeated="3"/>
          <table:table-cell office:value-type="float" office:value="-0.133125" calcext:value-type="float">
            <text:p>-0.133125</text:p>
          </table:table-cell>
          <table:table-cell office:value-type="float" office:value="0.391875" calcext:value-type="float">
            <text:p>0.391875</text:p>
          </table:table-cell>
          <table:table-cell office:value-type="float" office:value="-0.0715625" calcext:value-type="float">
            <text:p>-0.0715625</text:p>
          </table:table-cell>
          <table:table-cell/>
          <table:table-cell table:formula="of:=[.J26]-[.D26]" office:value-type="float" office:value="-0.013125" calcext:value-type="float">
            <text:p>-0.013125</text:p>
          </table:table-cell>
          <table:table-cell table:formula="of:=[.K26]-[.E26]" office:value-type="float" office:value="-0.058125" calcext:value-type="float">
            <text:p>-0.058125</text:p>
          </table:table-cell>
          <table:table-cell table:formula="of:=[.L26]-[.F26]" office:value-type="float" office:value="-0.0115625" calcext:value-type="float">
            <text:p>-0.011562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8" calcext:value-type="float">
            <text:p>0.08</text:p>
          </table:table-cell>
          <table:table-cell office:value-type="float" office:value="-0.06" calcext:value-type="float">
            <text:p>-0.06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0.0509375" calcext:value-type="float">
            <text:p>0.0509375</text:p>
          </table:table-cell>
          <table:table-cell office:value-type="float" office:value="-0.0715625" calcext:value-type="float">
            <text:p>-0.0715625</text:p>
          </table:table-cell>
          <table:table-cell office:value-type="float" office:value="0.02963542" calcext:value-type="float">
            <text:p>0.02963542</text:p>
          </table:table-cell>
          <table:table-cell/>
          <table:table-cell table:formula="of:=[.J27]-[.D27]" office:value-type="float" office:value="-0.0290625" calcext:value-type="float">
            <text:p>-0.0290625</text:p>
          </table:table-cell>
          <table:table-cell table:formula="of:=[.K27]-[.E27]" office:value-type="float" office:value="-0.0115625" calcext:value-type="float">
            <text:p>-0.0115625</text:p>
          </table:table-cell>
          <table:table-cell table:formula="of:=[.L27]-[.F27]" office:value-type="float" office:value="-0.02036458" calcext:value-type="float">
            <text:p>-0.02036458</text:p>
          </table:table-cell>
          <table:table-cell table:number-columns-repeated="14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3"/>
          <table:table-cell office:value-type="string" calcext:value-type="string">
            <text:p>X6</text:p>
          </table:table-cell>
          <table:table-cell office:value-type="string" calcext:value-type="string">
            <text:p>covariance:</text:p>
          </table:table-cell>
          <table:table-cell table:number-columns-repeated="4"/>
          <table:table-cell office:value-type="string" calcext:value-type="string">
            <text:p>X6</text:p>
          </table:table-cell>
          <table:table-cell office:value-type="string" calcext:value-type="string">
            <text:p>covariance: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0.45" calcext:value-type="float">
            <text:p>0.45</text:p>
          </table:table-cell>
          <table:table-cell office:value-type="float" office:value="-0.04" calcext:value-type="float">
            <text:p>-0.04</text:p>
          </table:table-cell>
          <table:table-cell office:value-type="float" office:value="0.04" calcext:value-type="float">
            <text:p>0.04</text:p>
          </table:table-cell>
          <table:table-cell table:number-columns-repeated="3"/>
          <table:table-cell office:value-type="float" office:value="0.20354167" calcext:value-type="float">
            <text:p>0.20354167</text:p>
          </table:table-cell>
          <table:table-cell office:value-type="float" office:value="0.03583333" calcext:value-type="float">
            <text:p>0.03583333</text:p>
          </table:table-cell>
          <table:table-cell office:value-type="float" office:value="-0.01802083" calcext:value-type="float">
            <text:p>-0.01802083</text:p>
          </table:table-cell>
          <table:table-cell/>
          <table:table-cell table:formula="of:=[.J30]-[.D30]" office:value-type="float" office:value="-0.24645833" calcext:value-type="float">
            <text:p>-0.24645833</text:p>
          </table:table-cell>
          <table:table-cell table:formula="of:=[.K30]-[.E30]" office:value-type="float" office:value="0.07583333" calcext:value-type="float">
            <text:p>0.07583333</text:p>
          </table:table-cell>
          <table:table-cell table:formula="of:=[.L30]-[.F30]" office:value-type="float" office:value="-0.05802083" calcext:value-type="float">
            <text:p>-0.0580208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-0.04" calcext:value-type="float">
            <text:p>-0.04</text:p>
          </table:table-cell>
          <table:table-cell office:value-type="float" office:value="0.45" calcext:value-type="float">
            <text:p>0.45</text:p>
          </table:table-cell>
          <table:table-cell office:value-type="float" office:value="-0.08" calcext:value-type="float">
            <text:p>-0.08</text:p>
          </table:table-cell>
          <table:table-cell table:number-columns-repeated="3"/>
          <table:table-cell office:value-type="float" office:value="0.03583333" calcext:value-type="float">
            <text:p>0.03583333</text:p>
          </table:table-cell>
          <table:table-cell office:value-type="float" office:value="0.26666667" calcext:value-type="float">
            <text:p>0.26666667</text:p>
          </table:table-cell>
          <table:table-cell office:value-type="float" office:value="-0.05291667" calcext:value-type="float">
            <text:p>-0.05291667</text:p>
          </table:table-cell>
          <table:table-cell/>
          <table:table-cell table:formula="of:=[.J31]-[.D31]" office:value-type="float" office:value="0.07583333" calcext:value-type="float">
            <text:p>0.07583333</text:p>
          </table:table-cell>
          <table:table-cell table:formula="of:=[.K31]-[.E31]" office:value-type="float" office:value="-0.18333333" calcext:value-type="float">
            <text:p>-0.18333333</text:p>
          </table:table-cell>
          <table:table-cell table:formula="of:=[.L31]-[.F31]" office:value-type="float" office:value="0.02708333" calcext:value-type="float">
            <text:p>0.0270833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4" calcext:value-type="float">
            <text:p>0.04</text:p>
          </table:table-cell>
          <table:table-cell office:value-type="float" office:value="-0.08" calcext:value-type="float">
            <text:p>-0.08</text:p>
          </table:table-cell>
          <table:table-cell office:value-type="float" office:value="0.06" calcext:value-type="float">
            <text:p>0.06</text:p>
          </table:table-cell>
          <table:table-cell table:number-columns-repeated="3"/>
          <table:table-cell office:value-type="float" office:value="-0.01802083" calcext:value-type="float">
            <text:p>-0.01802083</text:p>
          </table:table-cell>
          <table:table-cell office:value-type="float" office:value="-0.05291667" calcext:value-type="float">
            <text:p>-0.05291667</text:p>
          </table:table-cell>
          <table:table-cell office:value-type="float" office:value="0.02713542" calcext:value-type="float">
            <text:p>0.02713542</text:p>
          </table:table-cell>
          <table:table-cell/>
          <table:table-cell table:formula="of:=[.J32]-[.D32]" office:value-type="float" office:value="-0.05802083" calcext:value-type="float">
            <text:p>-0.05802083</text:p>
          </table:table-cell>
          <table:table-cell table:formula="of:=[.K32]-[.E32]" office:value-type="float" office:value="0.02708333" calcext:value-type="float">
            <text:p>0.02708333</text:p>
          </table:table-cell>
          <table:table-cell table:formula="of:=[.L32]-[.F32]" office:value-type="float" office:value="-0.03286458" calcext:value-type="float">
            <text:p>-0.03286458</text:p>
          </table:table-cell>
          <table:table-cell table:number-columns-repeated="14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3"/>
          <table:table-cell office:value-type="string" calcext:value-type="string">
            <text:p>X7</text:p>
          </table:table-cell>
          <table:table-cell office:value-type="string" calcext:value-type="string">
            <text:p>covariance: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0.41" calcext:value-type="float">
            <text:p>0.4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4" calcext:value-type="float">
            <text:p>0.04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float" office:value="-0.04" calcext:value-type="float">
            <text:p>-0.04</text:p>
          </table:table-cell>
          <table:table-cell office:value-type="float" office:value="0.49" calcext:value-type="float">
            <text:p>0.49</text:p>
          </table:table-cell>
          <table:table-cell office:value-type="float" office:value="-0.04" calcext:value-type="float">
            <text:p>-0.04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0.07" calcext:value-type="float">
            <text:p>0.07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17:30:41.517604094</meta:creation-date>
    <dc:date>2020-02-19T09:28:27.198934021</dc:date>
    <meta:editing-duration>PT10H57M37S</meta:editing-duration>
    <meta:editing-cycles>3</meta:editing-cycles>
    <meta:generator>LibreOffice/6.0.7.3$Linux_X86_64 LibreOffice_project/00m0$Build-3</meta:generator>
    <meta:document-statistic meta:table-count="1" meta:cell-count="201" meta:object-count="0"/>
  </office:meta>
</office:document-meta>
</file>